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2.3875in" fo:margin-left="-0.075in" fo:margin-top="0in" fo:margin-bottom="0in" table:align="left" style:writing-mode="lr-tb"/>
    </style:style>
    <style:style style:name="Table1.A" style:family="table-column">
      <style:table-column-properties style:column-width="1.4771in"/>
    </style:style>
    <style:style style:name="Table1.B" style:family="table-column">
      <style:table-column-properties style:column-width="0.909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3"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9778in" fo:margin-left="-0.075in" fo:margin-top="0in" fo:margin-bottom="0in" table:align="left" style:writing-mode="lr-tb"/>
    </style:style>
    <style:style style:name="Table2.A" style:family="table-column">
      <style:table-column-properties style:column-width="0.6479in"/>
    </style:style>
    <style:style style:name="Table2.B" style:family="table-column">
      <style:table-column-properties style:column-width="1.0333in"/>
    </style:style>
    <style:style style:name="Table2.C" style:family="table-column">
      <style:table-column-properties style:column-width="1.296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7"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6" style:family="paragraph" style:parent-style-name="Standard">
      <style:paragraph-properties fo:margin-left="0in" fo:margin-right="0in" fo:text-align="start" style:justify-single-word="false" fo:text-indent="0in" style:auto-text-indent="false">
        <style:tab-stops/>
      </style:paragraph-properties>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Standard" style:master-page-name="Standard">
      <style:paragraph-properties fo:margin-left="0in" fo:margin-right="0in" fo:text-indent="0in" style:auto-text-indent="false" style:page-number="auto"/>
    </style:style>
    <style:style style:name="P11" style:family="paragraph" style:parent-style-name="Heading_20_4" style:list-style-name="">
      <style:paragraph-properties fo:margin-left="0in" fo:margin-right="0in" fo:text-indent="0in" style:auto-text-indent="false">
        <style:tab-stops/>
      </style:paragraph-properties>
    </style:style>
    <style:style style:name="P12" style:family="paragraph" style:parent-style-name="Heading_20_2"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13" style:family="paragraph" style:parent-style-name="Heading_20_2" style:list-style-name="">
      <style:paragraph-properties fo:margin-left="0in" fo:margin-right="0in" fo:text-indent="0in" style:auto-text-indent="false"/>
    </style:style>
    <style:style style:name="P14" style:family="paragraph" style:parent-style-name="Heading_20_5"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weight="bold" style:font-weight-asian="bold"/>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This material is Open Game Content, and is licensed for public use under the terms of the Open Game License v1.0a.</text:span></text:p>
      <text:h text:style-name="P14" text:outline-level="5"><text:span text:style-name="T5">XENOBIOLOGY</text:span></text:h>
      <text:h text:style-name="P12" text:outline-level="2"/>
      <text:h text:style-name="P13" text:outline-level="2"><text:span text:style-name="T5">XENOBIOLOGICAL HAZARDS</text:span></text:h>
      <text:p text:style-name="P1"><text:span text:style-name="T2">In addition to facing dangerous creatures and harsh environmental conditions, space explorers must occasionally contend with xenobiological hazards—nonsentient forms of life that are, by their verynature, menacing and dangerous without being openly adversarial.</text:span></text:p>
      <text:p text:style-name="P1"><text:span text:style-name="T2">Xenobiological hazards are treated more like traps than creatures. They have Challenge Ratings (CRs), and heroes earn experience points for surviving or overcoming them. A xenobiological hazard might be a pool of corrosive slime or a patch of mold that feeds on the warmth of nearby life forms. It’s not deliberately predatory, just dangerous by nature.</text:span></text:p>
      <text:p text:style-name="P1"><text:span text:style-name="T2">Two kinds of xenobiological hazards are described here.</text:span></text:p>
      <text:p text:style-name="P4"/>
      <text:p text:style-name="P1"><text:span text:style-name="T6">ENDOTHERMIC MOLD (CR 2)</text:span></text:p>
      <text:p text:style-name="P1"><text:span text:style-name="T2">Endothermic mold feeds on warmth, siphoning heat from anything around it. A patch of endothermic mold is red-brown in color and 5 feet in diameter, and the temperature is always cold in a 30- foot radius around it. Living creatures within 5 feet take 3d6 points of nonlethal cold damage. Fire brought within 5 feet of the mold causes it to instantly double in size.</text:span></text:p>
      <text:p text:style-name="P1"><text:span text:style-name="T2">A 5-foot patch of endothermic mold is destroyed if it takes 5 or more points of cold damage.</text:span></text:p>
      <text:p text:style-name="P4"/>
      <text:p text:style-name="P1"><text:span text:style-name="T6">SPACE SLIME (CR 4)</text:span></text:p>
      <text:p text:style-name="P1"><text:span text:style-name="T2">This sticky, translucent green slime devours flesh and organic materials on contact. Wet and sticky, it clings to walls, ceilings, and floors in patches, growing and spreading as it consumes organic matter. It drops from walls and ceilings when it detects movement (and possible food) below.</text:span></text:p>
      <text:p text:style-name="P1"><text:span text:style-name="T2">A single 5-foot square of space slime deals 1d6 points of Constitution damage per round while it devours flesh. On the first round of contact, the slime can be scraped off a creature (most likely destroying the scraping device), but after that it must be frozen, burned, or cut away (dealing damage to the victim as well). Against wood or metal, space slime deals 2d6 points of damage per round, ignoring metal’s hardness but not that of wood. It does not harm stone. An injection of sporekill or 10 or more points of cold or fire damage destroys a 5-foot patch of space slime.</text:span></text:p>
      <text:h text:style-name="P12" text:outline-level="2"/>
      <text:h text:style-name="P13" text:outline-level="2"><text:span text:style-name="T5">CREATURE TEMPLATES</text:span></text:h>
      <text:p text:style-name="P1"><text:span text:style-name="T2">This section presents two new creature templates: the extraterrestrial template and the space creature template.</text:span></text:p>
      <text:p text:style-name="P5"/>
      <text:p text:style-name="P1"><text:span text:style-name="T6">EXTRATERRESTRIAL (TEMPLATE)</text:span></text:p>
      <text:p text:style-name="P1"><text:soft-page-break/><text:span text:style-name="T2">The term “extraterrestrial” is used to describe creatures from other worlds. Extraterrestrials capable of space travel can be encountered almost anywhere. Some present themselves as friendly explorers, while others are interested primarily in conquest or colonization. Others are simply predators that make their way from one world to another.</text:span></text:p>
      <text:p text:style-name="P1"><text:span text:style-name="T3">TEMPLATE TRAITS</text:span></text:p>
      <text:p text:style-name="P1"><text:span text:style-name="T2">“Extraterrestrial” is an inherited template that can be added to any living creature (referred to hereafter as the “base creature”). The creature retains its original type. It uses the base creature’s statistics and special abilities except as noted here.</text:span></text:p>
      <text:p text:style-name="P1"><text:span text:style-name="T3">Challenge Rating: </text:span><text:span text:style-name="T2">Same as base creature, with modifiers as noted under Special Qualities, below. If the total CR modifier is a fraction, round up or down to the nearest whole number; for example, an extraterrestrial that gains a breath weapon (+2/3 CR), improved natural armor (+1/3 CR), and power resistance (+1/3 CR) has a total CR modifier of +1.</text:span></text:p>
      <text:p text:style-name="P1"><text:span text:style-name="T3">Speed: </text:span><text:span text:style-name="T2">The extraterrestrial can replace one of the base creature’s modes of movement for another, gaining the ability to burrow, climb, fly, or swim.</text:span></text:p>
      <text:p text:style-name="P1"><text:span text:style-name="T4">Burrow: </text:span><text:span text:style-name="T2">The extraterrestrial can burrow at a speed equal to one-half its base land speed.</text:span></text:p>
      <text:p text:style-name="P1"><text:span text:style-name="T4">Climb: </text:span><text:span text:style-name="T2">The extraterrestrial can climb at a speed equal to its base land speed. It also gains a +8 species bonus on Climb checks.</text:span></text:p>
      <text:p text:style-name="P1"><text:span text:style-name="T4">Fly: </text:span><text:span text:style-name="T2">The extraterrestrial has wings and can fly at twice the speed of its base land speed (poor maneuverability).</text:span></text:p>
      <text:p text:style-name="P1"><text:span text:style-name="T4">Swim: </text:span><text:span text:style-name="T2">The extraterrestrial can swim at a speed equal to its base land speed. It also gains a +8 species bonus on Swim checks.</text:span></text:p>
      <text:p text:style-name="P1"><text:span text:style-name="T3">Special Qualities: </text:span><text:span text:style-name="T2">An extraterrestrial retains all the special qualities of the base creature. It may also gain one or more special qualities, chosen from the following list:</text:span></text:p>
      <table:table table:name="Table1" table:style-name="Table1">
        <table:table-column table:style-name="Table1.A"/>
        <table:table-column table:style-name="Table1.B"/>
        <text:soft-page-break/>
        <table:table-row table:style-name="Table1.1">
          <table:table-cell table:style-name="Table1.A1" office:value-type="string">
            <text:p text:style-name="P6"><text:span text:style-name="T1">Special Quality </text:span></text:p>
          </table:table-cell>
          <table:table-cell table:style-name="Table1.A1" office:value-type="string">
            <text:h text:style-name="P11" text:outline-level="4"><text:span text:style-name="T1">CR Modifier</text:span></text:h>
          </table:table-cell>
        </table:table-row>
        <table:table-row table:style-name="Table1.1">
          <table:table-cell table:style-name="Table1.A2" office:value-type="string">
            <text:p text:style-name="P7"><text:span text:style-name="T1">Acidic blood </text:span></text:p>
          </table:table-cell>
          <table:table-cell table:style-name="Table1.A2" office:value-type="string">
            <text:p text:style-name="P9"><text:span text:style-name="T1">+1/3</text:span></text:p>
          </table:table-cell>
        </table:table-row>
        <table:table-row table:style-name="Table1.1">
          <table:table-cell table:style-name="Table1.A2" office:value-type="string">
            <text:p text:style-name="P1"><text:span text:style-name="T1">Blindsight </text:span></text:p>
          </table:table-cell>
          <table:table-cell table:style-name="Table1.A2" office:value-type="string">
            <text:p text:style-name="P8"><text:span text:style-name="T1">+1/3</text:span></text:p>
          </table:table-cell>
        </table:table-row>
        <table:table-row table:style-name="Table1.1">
          <table:table-cell table:style-name="Table1.A2" office:value-type="string">
            <text:p text:style-name="P1"><text:span text:style-name="T1">Breath weapon </text:span></text:p>
          </table:table-cell>
          <table:table-cell table:style-name="Table1.A2" office:value-type="string">
            <text:p text:style-name="P8"><text:span text:style-name="T1">+2/3</text:span></text:p>
          </table:table-cell>
        </table:table-row>
        <table:table-row table:style-name="Table1.1">
          <table:table-cell table:style-name="Table1.A2" office:value-type="string">
            <text:p text:style-name="P1"><text:span text:style-name="T1">Damage reduction 5/– </text:span></text:p>
          </table:table-cell>
          <table:table-cell table:style-name="Table1.A2" office:value-type="string">
            <text:p text:style-name="P8"><text:span text:style-name="T1">+2/3</text:span></text:p>
          </table:table-cell>
        </table:table-row>
        <table:table-row table:style-name="Table1.1">
          <table:table-cell table:style-name="Table1.A2" office:value-type="string">
            <text:p text:style-name="P1"><text:span text:style-name="T1">Death cloud </text:span></text:p>
          </table:table-cell>
          <table:table-cell table:style-name="Table1.A2" office:value-type="string">
            <text:p text:style-name="P8"><text:span text:style-name="T1">+2/3</text:span></text:p>
          </table:table-cell>
        </table:table-row>
        <table:table-row table:style-name="Table1.1">
          <table:table-cell table:style-name="Table1.A2" office:value-type="string">
            <text:p text:style-name="P1"><text:span text:style-name="T1">Energy resistance 10 </text:span></text:p>
          </table:table-cell>
          <table:table-cell table:style-name="Table1.A2" office:value-type="string">
            <text:p text:style-name="P8"><text:span text:style-name="T1">+1/3</text:span></text:p>
          </table:table-cell>
        </table:table-row>
        <table:table-row table:style-name="Table1.1">
          <table:table-cell table:style-name="Table1.A2" office:value-type="string">
            <text:p text:style-name="P1"><text:span text:style-name="T1">Fast healing 5 </text:span></text:p>
          </table:table-cell>
          <table:table-cell table:style-name="Table1.A2" office:value-type="string">
            <text:p text:style-name="P8"><text:span text:style-name="T1">+2/3</text:span></text:p>
          </table:table-cell>
        </table:table-row>
        <table:table-row table:style-name="Table1.1">
          <table:table-cell table:style-name="Table1.A2" office:value-type="string">
            <text:p text:style-name="P1"><text:span text:style-name="T1">Improved natural armor </text:span></text:p>
          </table:table-cell>
          <table:table-cell table:style-name="Table1.A2" office:value-type="string">
            <text:p text:style-name="P8"><text:span text:style-name="T1">+1/3</text:span></text:p>
          </table:table-cell>
        </table:table-row>
        <table:table-row table:style-name="Table1.1">
          <table:table-cell table:style-name="Table1.A2" office:value-type="string">
            <text:p text:style-name="P1"><text:span text:style-name="T1">Poisonous bite </text:span></text:p>
          </table:table-cell>
          <table:table-cell table:style-name="Table1.A2" office:value-type="string">
            <text:p text:style-name="P8"><text:span text:style-name="T1">+2/3</text:span></text:p>
          </table:table-cell>
        </table:table-row>
        <table:table-row table:style-name="Table1.1">
          <table:table-cell table:style-name="Table1.A2" office:value-type="string">
            <text:p text:style-name="P1"><text:span text:style-name="T1">Power resistance </text:span></text:p>
          </table:table-cell>
          <table:table-cell table:style-name="Table1.A2" office:value-type="string">
            <text:p text:style-name="P8"><text:span text:style-name="T1">+1/3</text:span></text:p>
          </table:table-cell>
        </table:table-row>
        <table:table-row table:style-name="Table1.1">
          <table:table-cell table:style-name="Table1.A2" office:value-type="string">
            <text:p text:style-name="P1"><text:span text:style-name="T1">Psionics </text:span></text:p>
          </table:table-cell>
          <table:table-cell table:style-name="Table1.A2" office:value-type="string">
            <text:p text:style-name="P8"><text:span text:style-name="T1">+1/3</text:span></text:p>
          </table:table-cell>
        </table:table-row>
        <table:table-row table:style-name="Table1.1">
          <table:table-cell table:style-name="Table1.A13" office:value-type="string">
            <text:p text:style-name="P7"><text:span text:style-name="T1">Scent </text:span></text:p>
          </table:table-cell>
          <table:table-cell table:style-name="Table1.A13" office:value-type="string">
            <text:p text:style-name="P9"><text:span text:style-name="T1">+1/3</text:span></text:p>
          </table:table-cell>
        </table:table-row>
      </table:table>
      <text:p text:style-name="P3"/>
      <text:p text:style-name="P1"><text:span text:style-name="T4">Acidic Blood (Ex): </text:span><text:span text:style-name="T2">The extraterrestrial has acidic blood. Each time it takes damage, it deals acid damage to all adjacent creatures and objects as it splatters its blood on them. The amount of damage equals 1d6 per 3 Hit Dice of the creature (rounded down), to a maximum of 5d6 points. A successful Reflex save (DC 15) halves the damage. Acidic blood increases the creature’s CR by +1/3.</text:span></text:p>
      <text:p text:style-name="P1"><text:span text:style-name="T4">Blindsight (Ex):</text:span><text:span text:style-name="T2"> Blindsight increases the creature’s CR by +1/3.</text:span></text:p>
      <text:p text:style-name="P1"><text:span text:style-name="T4">Breath Weapon (Su): </text:span><text:span text:style-name="T2">Once every 1d4 rounds, the extraterrestrial can breathe a 30-foot cone of cold or fire, or a 60-foot line of acid or electricity. The breath weapon deals damage of the appropriate energy type to all opponents within the effect, and the amount of damage is equal to 1d6 per Hit Dice of the creature, to a maximum of 15d6 points. Targets who make a successful Reflex save (DC 10 + 1/2 creature’s HD + creature’s Con modifier) take half damage. A breath weapon increases the creature’s CR by +2/3.</text:span></text:p>
      <text:p text:style-name="P1"><text:span text:style-name="T4">Damage Reduction (Ex): </text:span><text:span text:style-name="T2">The extraterrestrial gains damage reduction 5/–. Damage reduction increases the creature’s CR by +2/3.</text:span></text:p>
      <text:p text:style-name="P1"><text:span text:style-name="T4">Death Cloud (Ex): </text:span><text:span text:style-name="T2">When it dies, the extraterrestrial expels a cloud of poisonous gas that fills its fighting space and all squares within 10 feet. Any creature in the cloud must succeed in a Fortitude save (DC 10 + 1/2 the dead creature’s Hit Dice + the dead creature’s Con modifier) to negate the initial and secondary effects (1d6 points of Constitution damage each). The death cloud increases the creature’s CR by +2/3.</text:span></text:p>
      <text:p text:style-name="P1"><text:span text:style-name="T4">Energy Resistance (Ex): </text:span><text:span text:style-name="T2">The extraterrestrial gains resistance 10 to one type of energy (acid, cold, electricity, fire, or sonic/concussion). Energy resistance increases the creature’s CR by +1/3.</text:span></text:p>
      <text:p text:style-name="P1"><text:span text:style-name="T4">Fast Healing (Ex): </text:span><text:span text:style-name="T2">The extraterrestrial has fast healing 5. Fast healing increases the creature’s CR by +2/3.</text:span></text:p>
      <text:p text:style-name="P1"><text:span text:style-name="T4">Improved Natural Armor (Ex): </text:span><text:span text:style-name="T2">Increase the base creature’s natural armor by +3. This increases the creature’s CR by +1/3.</text:span></text:p>
      <text:p text:style-name="P1"><text:span text:style-name="T4">Poisonous Bite (Ex): </text:span><text:span text:style-name="T2">The extraterrestrial’s bite attack is poisonous. (Only creatures with a natural bite attack can gain this ability.) A successful Fortitude save (DC 10 + 1/2 the creature’s Hit Dice + the creature’s Con modifier) negates the effect. The poison’s damage can vary, as shown below; either roll randomly or choose the type that best suits the creature. A poisonous bite increases the creature’s CR by +2/3.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7">Roll d% </text:span></text:p>
          </table:table-cell>
          <table:table-cell table:style-name="Table2.A1" office:value-type="string">
            <text:p text:style-name="P7"><text:span text:style-name="T7">Initial Damage </text:span></text:p>
          </table:table-cell>
          <table:table-cell table:style-name="Table2.A1" office:value-type="string">
            <text:p text:style-name="P7"><text:span text:style-name="T7">Secondary Damage</text:span></text:p>
          </table:table-cell>
        </table:table-row>
        <table:table-row table:style-name="Table2.1">
          <table:table-cell table:style-name="Table2.A2" office:value-type="string">
            <text:p text:style-name="P7"><text:span text:style-name="T1">01–17 </text:span></text:p>
          </table:table-cell>
          <table:table-cell table:style-name="Table2.A2" office:value-type="string">
            <text:p text:style-name="P7"><text:span text:style-name="T1">1d6 Str </text:span></text:p>
          </table:table-cell>
          <table:table-cell table:style-name="Table2.A2" office:value-type="string">
            <text:p text:style-name="P7"><text:span text:style-name="T1">1d6 Str</text:span></text:p>
          </table:table-cell>
        </table:table-row>
        <table:table-row table:style-name="Table2.1">
          <table:table-cell table:style-name="Table2.A2" office:value-type="string">
            <text:p text:style-name="P1"><text:span text:style-name="T1">18–34 </text:span></text:p>
          </table:table-cell>
          <table:table-cell table:style-name="Table2.A2" office:value-type="string">
            <text:p text:style-name="P1"><text:span text:style-name="T1">1d6 Dex </text:span></text:p>
          </table:table-cell>
          <table:table-cell table:style-name="Table2.A2" office:value-type="string">
            <text:p text:style-name="P1"><text:span text:style-name="T1">1d6 Dex</text:span></text:p>
          </table:table-cell>
        </table:table-row>
        <table:table-row table:style-name="Table2.1">
          <table:table-cell table:style-name="Table2.A2" office:value-type="string">
            <text:p text:style-name="P1"><text:span text:style-name="T1">35–50 </text:span></text:p>
          </table:table-cell>
          <table:table-cell table:style-name="Table2.A2" office:value-type="string">
            <text:p text:style-name="P1"><text:span text:style-name="T1">1d4 Con </text:span></text:p>
          </table:table-cell>
          <table:table-cell table:style-name="Table2.A2" office:value-type="string">
            <text:p text:style-name="P1"><text:span text:style-name="T1">1d4 Con</text:span></text:p>
          </table:table-cell>
        </table:table-row>
        <table:table-row table:style-name="Table2.1">
          <table:table-cell table:style-name="Table2.A2" office:value-type="string">
            <text:p text:style-name="P1"><text:span text:style-name="T1">51–67 </text:span></text:p>
          </table:table-cell>
          <table:table-cell table:style-name="Table2.A2" office:value-type="string">
            <text:p text:style-name="P1"><text:span text:style-name="T1">2d4 Wis </text:span></text:p>
          </table:table-cell>
          <table:table-cell table:style-name="Table2.A2" office:value-type="string">
            <text:p text:style-name="P1"><text:span text:style-name="T1">2d4 Wis</text:span></text:p>
          </table:table-cell>
        </table:table-row>
        <table:table-row table:style-name="Table2.1">
          <table:table-cell table:style-name="Table2.A2" office:value-type="string">
            <text:p text:style-name="P1"><text:span text:style-name="T1">68–84 </text:span></text:p>
          </table:table-cell>
          <table:table-cell table:style-name="Table2.A2" office:value-type="string">
            <text:p text:style-name="P1"><text:span text:style-name="T1">2d4 Cha </text:span></text:p>
          </table:table-cell>
          <table:table-cell table:style-name="Table2.A2" office:value-type="string">
            <text:p text:style-name="P1"><text:span text:style-name="T1">2d4 Cha</text:span></text:p>
          </table:table-cell>
        </table:table-row>
        <table:table-row table:style-name="Table2.1">
          <table:table-cell table:style-name="Table2.A7" office:value-type="string">
            <text:p text:style-name="P7"><text:span text:style-name="T1">85–100 </text:span></text:p>
          </table:table-cell>
          <table:table-cell table:style-name="Table2.A7" office:value-type="string">
            <text:p text:style-name="P7"><text:span text:style-name="T1">None </text:span></text:p>
          </table:table-cell>
          <table:table-cell table:style-name="Table2.A7" office:value-type="string">
            <text:p text:style-name="P7"><text:span text:style-name="T1">Paralysis 1d6 hours</text:span></text:p>
          </table:table-cell>
        </table:table-row>
      </table:table>
      <text:p text:style-name="P2"/>
      <text:p text:style-name="P1"><text:span text:style-name="T4">Power Resistance (Ex): </text:span><text:span text:style-name="T2">The extraterrestrial gains power resistance equal to its Hit Dice. Power resistance increases the creature’s CR by +1/3.</text:span></text:p>
      <text:p text:style-name="P1"><text:span text:style-name="T4">Psionics (Sp): </text:span><text:span text:style-name="T2">The extraterrestrial gains the use of one psionic power of 2nd level or lower. It can use this power three times per day. This ability increases the creature’s CR by +1/3.</text:span></text:p>
      <text:p text:style-name="P1"><text:soft-page-break/><text:span text:style-name="T4">Scent (Ex): </text:span><text:span text:style-name="T2">This ability increases the creature’s CR by +1/3.</text:span></text:p>
      <text:p text:style-name="P1"><text:span text:style-name="T3">Feats: </text:span><text:span text:style-name="T2">An extraterrestrial may replace one of the base creature’s feats with the Planetary Adaptation feat. If the base creature has no feats, it does not gain Planetary Adaptation as a bonus feat.</text:span></text:p>
      <text:p text:style-name="P4"/>
      <text:p text:style-name="P1"><text:span text:style-name="T6">SPACE CREATURE (TEMPLATE)</text:span></text:p>
      <text:p text:style-name="P1"><text:span text:style-name="T2">A space creature is a xenomorph that either lives in the cold vacuum of space or can survive there indefinitely. Space creatures often hibernate in comets and asteroids. Others wander outer space in search of food, occasionally taking up residence on planets where food is abundant (assuming they can find a safe way to the surface). Space creatures even threaten astronauts and idle starships from time to time. Not all space creatures are motivated by hunger or sheer malice; other likely motives include natural curiosity or a desire for companionship. Space is, after all, a vast and lonely place.</text:span></text:p>
      <text:p text:style-name="P1"><text:span text:style-name="T3">TEMPLATE TRAITS</text:span></text:p>
      <text:p text:style-name="P1"><text:span text:style-name="T2">“Space creature” is an inherited template that can be added to any creature (referred to hereafter as the “base creature”). The creature retains its original type. It uses the base creature’s statistics and special abilities except as noted here.</text:span></text:p>
      <text:p text:style-name="P1"><text:span text:style-name="T3">Challenge Rating: </text:span><text:span text:style-name="T2">Same as base creature +1.</text:span></text:p>
      <text:p text:style-name="P1"><text:span text:style-name="T3">Speed: </text:span><text:span text:style-name="T2">In space and other zero-gravity environments, a space creature gains a fly speed equal to its base speed (perfect maneuverability).</text:span></text:p>
      <text:p text:style-name="P1"><text:span text:style-name="T3">Special Qualities: </text:span><text:span text:style-name="T2">A space creature retains all the special qualities of the base creature. I t also gains the following special qualities:</text:span></text:p>
      <text:p text:style-name="P1"><text:span text:style-name="T4">Energy Resistance (Ex): </text:span><text:span text:style-name="T2">A space creature gains cold resistance 20 and fire resistance 20.</text:span></text:p>
      <text:p text:style-name="P1"><text:span text:style-name="T4">Darkvision (Ex): </text:span><text:span text:style-name="T2">The space creature gains darkvision out to a range of 120 feet. Darkvision is black and white only, but is otherwise the same as normal sight.</text:span></text:p>
      <text:p text:style-name="P1"><text:span text:style-name="T4">Radiation Resistance (Ex): </text:span><text:span text:style-name="T2">A space creature gains a +8 species bonus on saves to resist any kind of radiation poisoning.</text:span></text:p>
      <text:p text:style-name="P1"><text:span text:style-name="T4">Vacuum Survival (Ex): </text:span><text:span text:style-name="T2">A space creature creates its own oxygen supply or doesn’t need to breathe at all. It can exist in zero-atmosphere environments.</text:span></text:p>
      <text:p text:style-name="P1"><text:span text:style-name="T3">Ability Modifiers: </text:span><text:span text:style-name="T2">Apply the following modifiers to a space creature’s ability scores: –2 Str, +2 Con.</text:span></text:p>
      <text:p text:style-name="P1"><text:span text:style-name="T3">Bonus Feats: </text:span><text:span text:style-name="T2">A space creature gains the bonus feat Zero-G Trai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6" style:display-name="Heading 6"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1pt" fo:language="en" fo:country="US" fo:font-weight="bold" style:font-size-asian="11pt" style:language-asian="en" style:country-asian="US" style:font-weight-asian="bold"/>
    </style:style>
    <style:style style:name="Heading_20_7" style:display-name="Heading 7"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Heading_20_8" style:display-name="Heading 8"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9" style:display-name="Heading 9"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6pt" fo:language="en" fo:country="US" style:font-size-asian="16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meta:initial-creator>asmith</meta:initial-creator>
    <meta:creation-date>2004-06-04T13:55:00</meta:creation-date>
    <dc:date>2004-08-24T13:43:00</dc:date>
    <meta:editing-cycles>530</meta:editing-cycles>
    <meta:editing-duration>PT18M22S</meta:editing-duration>
    <meta:document-statistic meta:table-count="2" meta:image-count="0" meta:object-count="0" meta:page-count="4" meta:paragraph-count="98" meta:word-count="1542" meta:character-count="9345" meta:non-whitespace-character-count="7881"/>
    <meta:generator>LibreOffice/5.4.6.2$Linux_X86_64 LibreOffice_project/40m0$Build-2</meta:generator>
    <meta:user-defined meta:name="Company">Wizards of the Coast</meta:user-defined>
    <meta:user-defined meta:name="Operator">Andy Smith</meta:user-defined>
  </office:meta>
</office:document-meta>
</file>